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5f20f" officeooo:paragraph-rsid="0015f20f"/>
    </style:style>
    <style:style style:name="P5" style:family="paragraph" style:parent-style-name="Standard">
      <style:text-properties officeooo:rsid="00171ed5" officeooo:paragraph-rsid="00171ed5"/>
    </style:style>
    <style:style style:name="P6" style:family="paragraph" style:parent-style-name="Standard">
      <style:text-properties officeooo:rsid="001d79b2" officeooo:paragraph-rsid="0027059c"/>
    </style:style>
    <style:style style:name="P7" style:family="paragraph" style:parent-style-name="Standard">
      <style:text-properties officeooo:rsid="00370187" officeooo:paragraph-rsid="001be3f5"/>
    </style:style>
    <style:style style:name="P8" style:family="paragraph" style:parent-style-name="Standard">
      <style:text-properties officeooo:rsid="00370187" officeooo:paragraph-rsid="004f2452"/>
    </style:style>
    <style:style style:name="P9" style:family="paragraph" style:parent-style-name="Standard">
      <style:text-properties officeooo:rsid="003c4903" officeooo:paragraph-rsid="004514cf"/>
    </style:style>
    <style:style style:name="P10" style:family="paragraph" style:parent-style-name="Standard">
      <style:text-properties officeooo:rsid="0039c4e4" officeooo:paragraph-rsid="00404382"/>
    </style:style>
    <style:style style:name="P11" style:family="paragraph" style:parent-style-name="Standard">
      <style:text-properties officeooo:rsid="0039c4e4" officeooo:paragraph-rsid="004e4d66"/>
    </style:style>
    <style:style style:name="P12" style:family="paragraph" style:parent-style-name="Standard">
      <style:text-properties officeooo:rsid="0039c4e4" officeooo:paragraph-rsid="004e8b5d"/>
    </style:style>
    <style:style style:name="P13" style:family="paragraph" style:parent-style-name="Standard">
      <style:text-properties officeooo:rsid="0039c4e4" officeooo:paragraph-rsid="004efea2"/>
    </style:style>
    <style:style style:name="P14" style:family="paragraph" style:parent-style-name="Standard">
      <style:text-properties officeooo:rsid="0039c4e4" officeooo:paragraph-rsid="004f2452"/>
    </style:style>
    <style:style style:name="P15" style:family="paragraph" style:parent-style-name="Standard">
      <style:text-properties officeooo:rsid="0039e5fd" officeooo:paragraph-rsid="0043995e"/>
    </style:style>
    <style:style style:name="P16" style:family="paragraph" style:parent-style-name="Standard">
      <style:text-properties officeooo:rsid="003dbb40" officeooo:paragraph-rsid="00455aa7"/>
    </style:style>
    <style:style style:name="P17" style:family="paragraph" style:parent-style-name="Standard">
      <style:text-properties officeooo:rsid="003bcf66" officeooo:paragraph-rsid="00443ffd"/>
    </style:style>
    <style:style style:name="P18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9" style:family="paragraph" style:parent-style-name="Standard">
      <style:text-properties officeooo:rsid="004cbd3e" officeooo:paragraph-rsid="004cbd3e"/>
    </style:style>
    <style:style style:name="P20" style:family="paragraph" style:parent-style-name="Standard">
      <style:text-properties officeooo:rsid="004d72b6" officeooo:paragraph-rsid="004e8b5d"/>
    </style:style>
    <style:style style:name="P21" style:family="paragraph" style:parent-style-name="Standard">
      <style:text-properties officeooo:rsid="004d72b6" officeooo:paragraph-rsid="004efea2"/>
    </style:style>
    <style:style style:name="P22" style:family="paragraph" style:parent-style-name="Standard">
      <style:text-properties officeooo:rsid="004d72b6" officeooo:paragraph-rsid="0055b2e9"/>
    </style:style>
    <style:style style:name="P23" style:family="paragraph" style:parent-style-name="Standard">
      <style:text-properties officeooo:rsid="004f2452" officeooo:paragraph-rsid="004f2452"/>
    </style:style>
    <style:style style:name="P24" style:family="paragraph" style:parent-style-name="Standard">
      <style:text-properties officeooo:rsid="00700909" officeooo:paragraph-rsid="00700909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cbd3e"/>
    </style:style>
    <style:style style:name="T8" style:family="text">
      <style:text-properties officeooo:rsid="004d72b6"/>
    </style:style>
    <style:style style:name="T9" style:family="text">
      <style:text-properties officeooo:rsid="004e4d66"/>
    </style:style>
    <style:style style:name="T10" style:family="text">
      <style:text-properties officeooo:rsid="004e8b5d"/>
    </style:style>
    <style:style style:name="T11" style:family="text">
      <style:text-properties officeooo:rsid="004efea2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officeooo:rsid="0054d9f3"/>
    </style:style>
    <style:style style:name="T14" style:family="text">
      <style:text-properties officeooo:rsid="0055b2e9"/>
    </style:style>
    <style:style style:name="T15" style:family="text">
      <style:text-properties officeooo:rsid="0014df67"/>
    </style:style>
    <style:style style:name="T16" style:family="text">
      <style:text-properties officeooo:rsid="00565600"/>
    </style:style>
    <style:style style:name="T17" style:family="text">
      <style:text-properties officeooo:rsid="00590bcd"/>
    </style:style>
    <style:style style:name="T18" style:family="text">
      <style:text-properties officeooo:rsid="0059385f"/>
    </style:style>
    <style:style style:name="T19" style:family="text">
      <style:text-properties officeooo:rsid="00596c00"/>
    </style:style>
    <style:style style:name="T20" style:family="text">
      <style:text-properties officeooo:rsid="005b1b2a"/>
    </style:style>
    <style:style style:name="T21" style:family="text">
      <style:text-properties officeooo:rsid="005bc5b0"/>
    </style:style>
    <style:style style:name="T22" style:family="text">
      <style:text-properties officeooo:rsid="005bdb93"/>
    </style:style>
    <style:style style:name="T23" style:family="text">
      <style:text-properties officeooo:rsid="005c32e6"/>
    </style:style>
    <style:style style:name="T24" style:family="text">
      <style:text-properties officeooo:rsid="0060fdfa"/>
    </style:style>
    <style:style style:name="T25" style:family="text">
      <style:text-properties officeooo:rsid="00627657"/>
    </style:style>
    <style:style style:name="T26" style:family="text">
      <style:text-properties officeooo:rsid="006407b2"/>
    </style:style>
    <style:style style:name="T27" style:family="text">
      <style:text-properties officeooo:rsid="00688be1"/>
    </style:style>
    <style:style style:name="T28" style:family="text">
      <style:text-properties officeooo:rsid="006a7a4f"/>
    </style:style>
    <style:style style:name="T29" style:family="text">
      <style:text-properties officeooo:rsid="006adf4b"/>
    </style:style>
    <style:style style:name="T30" style:family="text">
      <style:text-properties officeooo:rsid="006c075c"/>
    </style:style>
    <style:style style:name="T31" style:family="text">
      <style:text-properties officeooo:rsid="00711c03"/>
    </style:style>
    <style:style style:name="T32" style:family="text">
      <style:text-properties officeooo:rsid="0072f224"/>
    </style:style>
    <style:style style:name="T33" style:family="text">
      <style:text-properties officeooo:rsid="00746995"/>
    </style:style>
    <style:style style:name="T34" style:family="text">
      <style:text-properties officeooo:rsid="0075c0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4">Give paths to all subroutines <text:span text:style-name="T1">called </text:span>in each project intro</text:p>
      <text:p text:style-name="P4"/>
      <text:p text:style-name="P5">Pin change interrupts:<text:tab/><text:tab/>Use pci not PCI</text:p>
      <text:p text:style-name="P5">Timers<text:tab/><text:tab/><text:tab/><text:tab/>Use Timerx not timer x</text:p>
      <text:p text:style-name="P6"><text:tab/><text:tab/><text:tab/>implement dedicated array cal_string[12]</text:p>
      <text:p text:style-name="P5"/>
      <text:p text:style-name="P7"/>
      <text:p text:style-name="P8"><text:s/><text:span text:style-name="T6">9_FPN_routines</text:span><text:tab/><text:span text:style-name="T7">Subroutines used</text:span></text:p>
      <text:p text:style-name="P19"/>
      <text:p text:style-name="P21">FPN_DIY_IO\<text:tab/><text:tab/><text:tab/><text:tab/><text:tab/></text:p>
      <text:p text:style-name="P13"><text:tab/>I2C_Tx_float_display_control;</text:p>
      <text:p text:style-name="P12"><text:tab/>Scientific_number_from_KBD<text:span text:style-name="T8">();</text:span></text:p>
      <text:p text:style-name="P12"><text:tab/><text:span text:style-name="T8">Fraction_to_Binary_Signed();</text:span></text:p>
      <text:p text:style-name="P12"><text:tab/><text:span text:style-name="T8">Scientifc_num_to_FPN();</text:span></text:p>
      <text:p text:style-name="P13"><text:tab/>I2C_Tx_float_num(<text:span text:style-name="T9">);</text:span></text:p>
      <text:p text:style-name="P13"><text:tab/>I2C_FPN_to_display<text:span text:style-name="T8">();</text:span></text:p>
      <text:p text:style-name="P13"><text:tab/>Assemble_FPN<text:span text:style-name="T8">();</text:span></text:p>
      <text:p text:style-name="P12"><text:tab/>unpack_FPN<text:span text:style-name="T8">();</text:span></text:p>
      <text:p text:style-name="P12"><text:tab/>FPN_to_String(<text:span text:style-name="T8">);</text:span></text:p>
      <text:p text:style-name="P12"/>
      <text:p text:style-name="P13"><text:span text:style-name="T8">All subroutines included under “FPN_DIY_IO” used and tested in <text:s/>“</text:span><text:span text:style-name="T12">9_FPN_routines”</text:span></text:p>
      <text:p text:style-name="P13"><text:tab/></text:p>
      <text:p text:style-name="P12"/>
      <text:p text:style-name="P20">KBD_to_display<text:span text:style-name="T10">\</text:span></text:p>
      <text:p text:style-name="P20"><text:tab/>Get_fpn_from_KBD<text:span text:style-name="T9">();</text:span></text:p>
      <text:p text:style-name="P20"><text:tab/>Get_Float_num_string_from_KBD(<text:span text:style-name="T9">);</text:span></text:p>
      <text:p text:style-name="P20"/>
      <text:p text:style-name="P13">Arduino_Rx_Tx_UNO_pcb<text:span text:style-name="T10">\</text:span></text:p>
      <text:p text:style-name="P13"><text:tab/>Sc_Num_to_PC_A(<text:span text:style-name="T8">);</text:span></text:p>
      <text:p text:style-name="P13"><text:tab/>FPN_to_Significand<text:span text:style-name="T9">();</text:span></text:p>
      <text:p text:style-name="P13"/>
      <text:p text:style-name="P13">FPN_arithmetic<text:span text:style-name="T10">\</text:span></text:p>
      <text:p text:style-name="P13"><text:tab/>FPN_add<text:span text:style-name="T8">();</text:span></text:p>
      <text:p text:style-name="P13"><text:tab/>FPN_div<text:span text:style-name="T8">();</text:span></text:p>
      <text:p text:style-name="P13"><text:tab/>FPN_mult<text:span text:style-name="T8">();</text:span></text:p>
      <text:p text:style-name="P13"/>
      <text:p text:style-name="P13">Basic_Rx_Tx_Arduino<text:span text:style-name="T11">\</text:span></text:p>
      <text:p text:style-name="P13"><text:tab/><text:span text:style-name="T8">Check_num_for_to_big_or_small();</text:span></text:p>
      <text:p text:style-name="P10"/>
      <text:p text:style-name="P11"><text:tab/>Print_RHS_of_binary_point<text:span text:style-name="T8">();<text:tab/>Local only</text:span></text:p>
      <text:p text:style-name="P11"><text:tab/>Print_long_as_binary<text:span text:style-name="T8">();<text:tab/><text:tab/>Local only</text:span></text:p>
      <text:p text:style-name="P10"/>
      <text:p text:style-name="P23"/>
      <text:p text:style-name="P23"/>
      <text:p text:style-name="P23"/>
      <text:p text:style-name="P23"/>
      <text:p text:style-name="P23"><text:soft-page-break/>Projects tested</text:p>
      <text:p text:style-name="P14"><text:tab/><text:tab/><text:tab/><text:tab/><text:tab/>Globals<text:tab/>Locals</text:p>
      <text:p text:style-name="P10">9A FPN_acquisition<text:tab/><text:tab/><text:tab/>OK<text:span text:style-name="T3">√<text:tab/><text:tab/></text:span><text:span text:style-name="T4">OK (no change to hex file)</text:span><text:tab/></text:p>
      <text:p text:style-name="P15">9B_FPN_to_String<text:tab/><text:tab/><text:tab/>OK<text:span text:style-name="T3">√<text:tab/><text:tab/></text:span><text:span text:style-name="T4">OK (no change to hex file)</text:span></text:p>
      <text:p text:style-name="P17">9C_FPN_Add_Sub<text:tab/><text:tab/><text:tab/>OK<text:span text:style-name="T3">√<text:tab/><text:tab/></text:span><text:span text:style-name="T4">OK (no change to hex file)</text:span></text:p>
      <text:p text:style-name="P9">9D_<text:span text:style-name="T2">FPN_mult_div<text:tab/><text:tab/><text:tab/>OK</text:span><text:span text:style-name="T3">√<text:tab/><text:tab/></text:span><text:span text:style-name="T4">OK (no change to hex file)</text:span></text:p>
      <text:p text:style-name="P16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1"/>
      <text:p text:style-name="P18"><text:span text:style-name="T14">5_Arduino_PC_comms_library and </text:span>6_The_8_digit_display_and_IO</text:p>
      <text:p text:style-name="P1"/>
      <text:p text:style-name="P1">Arduino_Rx_Tx_UNO_pcb<text:span text:style-name="T14">\</text:span></text:p>
      <text:p text:style-name="P3"><text:tab/>Unsigned_Int_from_PC_A<text:span text:style-name="T16">();</text:span></text:p>
      <text:p text:style-name="P3"><text:tab/>Int_Num_from_PC_A<text:span text:style-name="T16">();</text:span></text:p>
      <text:p text:style-name="P3"><text:tab/>Sc_Num_from_PC_A<text:span text:style-name="T16">();</text:span></text:p>
      <text:p text:style-name="P3"><text:tab/>Unsigned_Int_to_PC_A<text:span text:style-name="T16">();</text:span></text:p>
      <text:p text:style-name="P2"><text:tab/>Int_Num_to_PC_A(<text:span text:style-name="T13">);</text:span></text:p>
      <text:p text:style-name="P2"><text:tab/>Sc_Num_to_PC_A<text:span text:style-name="T13">();</text:span></text:p>
      <text:p text:style-name="P2"/>
      <text:p text:style-name="P2">KBD_to_display<text:span text:style-name="T14">\</text:span></text:p>
      <text:p text:style-name="P1"><text:tab/>Int_KBD_to_display_A(<text:span text:style-name="T13">);</text:span></text:p>
      <text:p text:style-name="P2"><text:tab/>FPN_KBD_to_display_<text:span text:style-name="T13">A();</text:span></text:p>
      <text:p text:style-name="P2"><text:tab/>FPN_string_KBD_to_display_<text:span text:style-name="T13">A();</text:span></text:p>
      <text:p text:style-name="P1"><text:tab/></text:p>
      <text:p text:style-name="P1"><text:s/><text:span text:style-name="T8">FPN_DIY_IO\</text:span></text:p>
      <text:p text:style-name="P22"><text:tab/><text:span text:style-name="T15">I2C_FPN_to_display();</text:span></text:p>
      <text:p text:style-name="P1"><text:tab/><text:tab/><text:tab/><text:tab/><text:tab/><text:span text:style-name="T17">Global<text:tab/><text:tab/><text:tab/>Local</text:span></text:p>
      <text:p text:style-name="P1">6A_Segment_driver<text:tab/><text:tab/><text:tab/><text:span text:style-name="T23">No change<text:tab/><text:tab/>No locals</text:span></text:p>
      <text:p text:style-name="P1">6B_Segment_driver<text:tab/><text:tab/><text:tab/><text:span text:style-name="T23">No change<text:tab/><text:tab/>No locals</text:span></text:p>
      <text:p text:style-name="P1">6C_Numerical_entry<text:tab/><text:tab/><text:tab/><text:span text:style-name="T17">OK<text:tab/><text:tab/><text:tab/>No locals</text:span></text:p>
      <text:p text:style-name="P1">6D_INT_to_display<text:tab/><text:tab/><text:tab/><text:span text:style-name="T18">OK<text:tab/><text:tab/><text:tab/>OK</text:span></text:p>
      <text:p text:style-name="P1">6E_FPN_to_display<text:tab/><text:tab/><text:tab/><text:span text:style-name="T19">OK<text:tab/><text:tab/><text:tab/>OK</text:span></text:p>
      <text:p text:style-name="P1">6F_FPN_from_IO<text:tab/><text:tab/><text:tab/><text:span text:style-name="T20">OK<text:tab/><text:tab/><text:tab/>No locals</text:span></text:p>
      <text:p text:style-name="P1">6G_INT_from_IO<text:tab/><text:tab/><text:tab/><text:span text:style-name="T22">OK<text:tab/><text:tab/><text:tab/>No locals</text:span></text:p>
      <text:p text:style-name="P1">6H_calculator<text:tab/><text:tab/><text:tab/><text:tab/><text:span text:style-name="T21">OK<text:tab/><text:tab/><text:tab/>No locals</text:span></text:p>
      <text:p text:style-name="P1">6L_FPN_to_display_legacy<text:tab/><text:tab/><text:span text:style-name="T21">OK<text:tab/><text:tab/><text:tab/>No locals</text:span></text:p>
      <text:p text:style-name="P1">6M_FPN_from_IO_legacy<text:tab/><text:tab/><text:span text:style-name="T21">OK<text:tab/><text:tab/><text:tab/>No locals</text:span></text:p>
      <text:p text:style-name="P1"/>
      <text:p text:style-name="P1">5A_Integer_numbers<text:tab/><text:tab/><text:tab/><text:span text:style-name="T25">OK</text:span><text:tab/><text:tab/><text:tab/><text:span text:style-name="T24">No change</text:span></text:p>
      <text:p text:style-name="P1">5B_Prime_factors<text:tab/><text:tab/><text:tab/><text:span text:style-name="T26">OK<text:tab/><text:tab/><text:tab/>No local</text:span></text:p>
      <text:p text:style-name="P1">5C_Scientific_numbers<text:tab/><text:tab/><text:span text:style-name="T27">OK<text:tab/><text:tab/><text:tab/>OK</text:span></text:p>
      <text:p text:style-name="P1">5D_Pie_estimator<text:tab/><text:tab/><text:tab/><text:span text:style-name="T28">OK<text:tab/><text:tab/><text:tab/>No local</text:span></text:p>
      <text:p text:style-name="P1">5E_e_power_series<text:tab/><text:tab/><text:tab/><text:span text:style-name="T29">OK<text:tab/><text:tab/><text:tab/>NL</text:span></text:p>
      <text:p text:style-name="P1">5F_Trig_functions<text:tab/><text:tab/><text:tab/><text:span text:style-name="T30">OK<text:tab/><text:tab/><text:tab/>NL</text:span></text:p>
      <text:p text:style-name="P1"/>
      <text:p text:style-name="P24">&amp; Timer/clocks<text:tab/><text:tab/><text:tab/>No local functions</text:p>
      <text:p text:style-name="P1">7A_String_only_clock<text:tab/><text:tab/><text:tab/><text:tab/><text:span text:style-name="T31">OK</text:span></text:p>
      <text:p text:style-name="P1">7B_calculator_based_clock<text:tab/><text:tab/><text:tab/><text:tab/><text:span text:style-name="T32">OK</text:span></text:p>
      <text:p text:style-name="P1">7C_mini_OS_clock<text:tab/><text:tab/><text:tab/><text:tab/><text:tab/><text:span text:style-name="T33">OK</text:span></text:p>
      <text:p text:style-name="P1">7D_mini_OS_clock_with_adjustment<text:tab/><text:tab/><text:span text:style-name="T34">OK</text:span></text:p>
      <text:p text:style-name="P1">7E_Stand_a_lone_clock</text:p>
      <text:p text:style-name="P1">7F_Stop_watch</text:p>
      <text:p text:style-name="P1">7G_Combined_clock_SW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29T17:15:38.782000000</dc:date>
    <meta:editing-duration>PT22H6M10S</meta:editing-duration>
    <meta:editing-cycles>70</meta:editing-cycles>
    <meta:document-statistic meta:table-count="0" meta:image-count="0" meta:object-count="0" meta:page-count="3" meta:paragraph-count="82" meta:word-count="221" meta:character-count="2298" meta:non-whitespace-character-count="1999"/>
  </office:meta>
</office:document-meta>
</file>